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f6e6" officeooo:paragraph-rsid="0003f6e6"/>
    </style:style>
    <style:style style:name="P2" style:family="paragraph" style:parent-style-name="Standard">
      <style:paragraph-properties fo:text-align="center" style:justify-single-word="false"/>
      <style:text-properties fo:font-weight="bold" officeooo:rsid="0003f6e6" officeooo:paragraph-rsid="0003f6e6" style:font-weight-asian="bold" style:font-weight-complex="bold"/>
    </style:style>
    <style:style style:name="P3" style:family="paragraph" style:parent-style-name="Standard">
      <style:paragraph-properties fo:text-align="center" style:justify-single-word="false"/>
      <style:text-properties fo:color="#800000" fo:font-weight="bold" officeooo:rsid="0003f6e6" officeooo:paragraph-rsid="0014a52b" style:font-weight-asian="bold" style:font-weight-complex="bold"/>
    </style:style>
    <style:style style:name="P4" style:family="paragraph" style:parent-style-name="Standard">
      <style:paragraph-properties fo:text-align="center" style:justify-single-word="false"/>
      <style:text-properties fo:color="#0000cc" fo:font-weight="bold" officeooo:rsid="0003f6e6" officeooo:paragraph-rsid="0003f6e6" style:font-weight-asian="bold" style:font-weight-complex="bold"/>
    </style:style>
    <style:style style:name="P5" style:family="paragraph" style:parent-style-name="Standard">
      <style:paragraph-properties fo:text-align="center" style:justify-single-word="false"/>
      <style:text-properties style:use-window-font-color="true" fo:font-weight="bold" officeooo:rsid="003d1407" officeooo:paragraph-rsid="003d1407" style:font-weight-asian="bold" style:font-weight-complex="bold"/>
    </style:style>
    <style:style style:name="P6" style:family="paragraph" style:parent-style-name="Standard">
      <style:paragraph-properties fo:text-align="center" style:justify-single-word="false"/>
      <style:text-properties fo:font-weight="bold" officeooo:rsid="0014a52b" officeooo:paragraph-rsid="0014a52b" style:font-weight-asian="bold" style:font-weight-complex="bold"/>
    </style:style>
    <style:style style:name="P7" style:family="paragraph" style:parent-style-name="Standard" style:list-style-name="L1">
      <style:text-properties officeooo:paragraph-rsid="0039162a"/>
    </style:style>
    <style:style style:name="P8" style:family="paragraph" style:parent-style-name="Standard" style:list-style-name="L1">
      <style:text-properties officeooo:rsid="004807ee" officeooo:paragraph-rsid="004807ee"/>
    </style:style>
    <style:style style:name="P9" style:family="paragraph" style:parent-style-name="Standard" style:list-style-name="L1">
      <style:text-properties officeooo:rsid="004997f4" officeooo:paragraph-rsid="004997f4"/>
    </style:style>
    <style:style style:name="P10" style:family="paragraph" style:parent-style-name="Standard" style:list-style-name="L1">
      <style:text-properties officeooo:rsid="000a71cc" officeooo:paragraph-rsid="000a71cc"/>
    </style:style>
    <style:style style:name="P11" style:family="paragraph" style:parent-style-name="Standard" style:list-style-name="L1">
      <style:text-properties officeooo:rsid="000a71cc" officeooo:paragraph-rsid="000c7512"/>
    </style:style>
    <style:style style:name="P12" style:family="paragraph" style:parent-style-name="Standard" style:list-style-name="L1">
      <style:text-properties fo:font-style="italic" officeooo:rsid="000a71cc" officeooo:paragraph-rsid="000a71cc" style:font-style-asian="italic" style:font-style-complex="italic"/>
    </style:style>
    <style:style style:name="P13" style:family="paragraph" style:parent-style-name="Standard" style:list-style-name="L1">
      <style:text-properties officeooo:rsid="000c7512" officeooo:paragraph-rsid="000c7512"/>
    </style:style>
    <style:style style:name="P14" style:family="paragraph" style:parent-style-name="Standard" style:list-style-name="L1">
      <style:text-properties officeooo:rsid="003f846d" officeooo:paragraph-rsid="003f846d"/>
    </style:style>
    <style:style style:name="P15" style:family="paragraph" style:parent-style-name="Standard" style:list-style-name="L1">
      <style:text-properties officeooo:rsid="002e9867" officeooo:paragraph-rsid="002e9867"/>
    </style:style>
    <style:style style:name="P16" style:family="paragraph" style:parent-style-name="Standard" style:list-style-name="L1">
      <style:text-properties officeooo:rsid="00223fcf" officeooo:paragraph-rsid="00391451"/>
    </style:style>
    <style:style style:name="P17" style:family="paragraph" style:parent-style-name="Standard" style:list-style-name="L1">
      <style:text-properties fo:font-weight="normal" officeooo:rsid="0039162a" officeooo:paragraph-rsid="0039162a" style:font-weight-asian="normal" style:font-weight-complex="normal"/>
    </style:style>
    <style:style style:name="T1" style:family="text">
      <style:text-properties officeooo:rsid="000dcb32"/>
    </style:style>
    <style:style style:name="T2" style:family="text">
      <style:text-properties officeooo:rsid="00103535"/>
    </style:style>
    <style:style style:name="T3" style:family="text">
      <style:text-properties officeooo:rsid="00166d18"/>
    </style:style>
    <style:style style:name="T4" style:family="text">
      <style:text-properties officeooo:rsid="002ad2b9"/>
    </style:style>
    <style:style style:name="T5" style:family="text">
      <style:text-properties officeooo:rsid="003318e6"/>
    </style:style>
    <style:style style:name="T6" style:family="text">
      <style:text-properties fo:font-weight="bold" style:font-weight-asian="bold" style:font-weight-complex="bold"/>
    </style:style>
    <style:style style:name="T7" style:family="text">
      <style:text-properties fo:font-weight="bold" officeooo:rsid="00121c2f" style:font-weight-asian="bold" style:font-weight-complex="bold"/>
    </style:style>
    <style:style style:name="T8" style:family="text">
      <style:text-properties fo:font-weight="bold" officeooo:rsid="002ad2b9" style:font-weight-asian="bold" style:font-weight-complex="bold"/>
    </style:style>
    <style:style style:name="T9" style:family="text">
      <style:text-properties fo:font-weight="bold" officeooo:rsid="00230ba9" style:font-weight-asian="bold" style:font-weight-complex="bold"/>
    </style:style>
    <style:style style:name="T10" style:family="text">
      <style:text-properties fo:font-weight="bold" officeooo:rsid="003318e6" style:font-weight-asian="bold" style:font-weight-complex="bold"/>
    </style:style>
    <style:style style:name="T11" style:family="text">
      <style:text-properties fo:font-weight="bold" officeooo:rsid="00436ecf" style:font-weight-asian="bold" style:font-weight-complex="bold"/>
    </style:style>
    <style:style style:name="T12" style:family="text">
      <style:text-properties fo:font-weight="bold" officeooo:rsid="0044546a" style:font-weight-asian="bold" style:font-weight-complex="bold"/>
    </style:style>
    <style:style style:name="T13" style:family="text">
      <style:text-properties fo:font-weight="bold" officeooo:rsid="003c0875" style:font-weight-asian="bold" style:font-weight-complex="bold"/>
    </style:style>
    <style:style style:name="T14" style:family="text">
      <style:text-properties fo:font-weight="bold" officeooo:rsid="004b9565" style:font-weight-asian="bold" style:font-weight-complex="bold"/>
    </style:style>
    <style:style style:name="T15" style:family="text">
      <style:text-properties fo:font-weight="bold" officeooo:rsid="004d3102" style:font-weight-asian="bold" style:font-weight-complex="bold"/>
    </style:style>
    <style:style style:name="T16" style:family="text">
      <style:text-properties fo:font-weight="normal" officeooo:rsid="003318e6" style:font-weight-asian="normal" style:font-weight-complex="normal"/>
    </style:style>
    <style:style style:name="T17" style:family="text">
      <style:text-properties fo:font-weight="normal" officeooo:rsid="0025fc8c" style:font-weight-asian="normal" style:font-weight-complex="normal"/>
    </style:style>
    <style:style style:name="T18" style:family="text">
      <style:text-properties officeooo:rsid="003c0875"/>
    </style:style>
    <style:style style:name="T19" style:family="text">
      <style:text-properties officeooo:rsid="004dcdb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llege of Engineering, Pune </text:p>
      <text:p text:style-name="P3">Web Systems and Technologies Laboratory</text:p>
      <text:p text:style-name="P5">No. of credits: 1 </text:p>
      <text:p text:style-name="P4">Lis<text:span text:style-name="T3">t</text:span> of Assignments</text:p>
      <text:p text:style-name="P2">Academic Year 2017-18 <text:tab/><text:tab/>Sem VI </text:p>
      <text:p text:style-name="P1"/>
      <text:list xml:id="list9217745219526414033" text:style-name="L1">
        <text:list-item>
          <text:p text:style-name="P8"><text:span text:style-name="T19">Only this task is t</text:span>o be done in a group of three. <text:s/></text:p>
          <text:p text:style-name="P9">Create a gitlab/github (or similar) account for each of you. Take your DSA course (Sem III) Infix assignment as a project and create a gitlab/github repo. <text:s/>Assign all of you the role of developers. Each of you should test the (existing) software, report issues, assign issues to others, fix bugs. For each assigned bug the one working on it should send pull requests, <text:s/>get them validatated by second person, and pulled by third person. Each of you should do at least 2 commits like this. <text:span text:style-name="T6">[10 Marks]</text:span></text:p>
        </text:list-item>
        <text:list-item>
          <text:p text:style-name="P7"><text:span text:style-name="T2">Write an HTML page by hand such that it looks exactly like the <text:s/>page you are reading right now. <text:tab/></text:span><text:span text:style-name="T7">[</text:span><text:span text:style-name="T11">5</text:span><text:span text:style-name="T7"> Marks]</text:span></text:p>
        </text:list-item>
        <text:list-item>
          <text:p text:style-name="P7"><text:span text:style-name="T4">Write a web page which displays a slide show of images. The page should allow changing the timing for the slideshow, automated slideshow, and clicking next/previous buttonts. <text:tab/></text:span><text:span text:style-name="T8">[</text:span><text:span text:style-name="T12">15</text:span><text:span text:style-name="T8"> Marks]</text:span></text:p>
        </text:list-item>
        <text:list-item>
          <text:p text:style-name="P10">Implement a system for addition, deletion and updation of student’s records. <text:s/><text:span text:style-name="T6">[30 Marks]</text:span></text:p>
          <text:list>
            <text:list-item>
              <text:p text:style-name="P10">The students records have following fields: </text:p>
              <text:p text:style-name="P12">MISID, Full Name, <text:s/>Year of Admission, Fees, CGPA </text:p>
            </text:list-item>
            <text:list-item>
              <text:p text:style-name="P10">All students records are stored in a database. </text:p>
            </text:list-item>
            <text:list-item>
              <text:p text:style-name="P11">Write a PHP script which reads all the students records from the database and displays as an editable tabular HTML pape. <text:s/></text:p>
            </text:list-item>
            <text:list-item>
              <text:p text:style-name="P13">Apart from the table of entries, the page should have one form for entering new student records. </text:p>
            </text:list-item>
            <text:list-item>
              <text:p text:style-name="P10">The displayed page should show a “delete” and “update” button in front of every entry displayed. <text:s/></text:p>
            </text:list-item>
            <text:list-item>
              <text:p text:style-name="P10">On pressing “delete” the said entry should get deleted from the database and page should be refreshed. </text:p>
            </text:list-item>
            <text:list-item>
              <text:p text:style-name="P10">On modifying any entry and pressing “update” the entry should get updated in the database.</text:p>
            </text:list-item>
            <text:list-item>
              <text:p text:style-name="P10"><text:span text:style-name="T1">All the ‘add entry’ and ‘update entry’ actions should be checked in Javascript for any errors. </text:span><text:s/></text:p>
            </text:list-item>
            <text:list-item>
              <text:p text:style-name="P14">The page will have a download button, which will enable downloading the entire table as a CSV file. </text:p>
            </text:list-item>
          </text:list>
        </text:list-item>
        <text:list-item>
          <text:p text:style-name="P15">Design SQL schema for a web based application designed to run a grocery store. <text:s/><text:span text:style-name="T5">Submit all the SQL queries. Your schema should take care of all requirements of a good database design. </text:span><text:span text:style-name="T10">[</text:span><text:span text:style-name="T15">20</text:span><text:span text:style-name="T10"> Marks]</text:span></text:p>
        </text:list-item>
        <text:list-item>
          <text:p text:style-name="P16"><text:span text:style-name="T16">Write a web page which </text:span><text:span text:style-name="T17">asks the user to login using her/his</text:span><text:span text:style-name="T16"> twitter </text:span><text:span text:style-name="T17">id </text:span><text:span text:style-name="T16">and shows the last 10 tweets by that user. <text:s/></text:span><text:span text:style-name="T9">[</text:span><text:span text:style-name="T14">1</text:span><text:span text:style-name="T15">0</text:span><text:span text:style-name="T9">marks]</text:span></text:p>
        </text:list-item>
        <text:list-item>
          <text:p text:style-name="P17">Write a web page <text:span text:style-name="T18">which reads a location and displays it on google map. </text:span><text:span text:style-name="T13"><text:s/>[10 Marks]</text:span></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5:01:01.747481072</meta:creation-date>
    <meta:generator>LibreOffice/5.2.4.2.1$Linux_X86_64 LibreOffice_project/20m0$Build-2</meta:generator>
    <dc:date>2018-01-06T15:40:29.303545343</dc:date>
    <meta:editing-duration>P1DT32M34S</meta:editing-duration>
    <meta:editing-cycles>61</meta:editing-cycles>
    <meta:document-statistic meta:table-count="0" meta:image-count="0" meta:object-count="0" meta:page-count="1" meta:paragraph-count="23" meta:word-count="415" meta:character-count="2352" meta:non-whitespace-character-count="1947"/>
  </office:meta>
</office:document-meta>
</file>